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7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Аркуш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Дифузія</text:p>
          </table:table-cell>
          <table:covered-table-cell table:number-columns-repeated="2"/>
          <table:table-cell office:value-type="string" calcext:value-type="string">
            <text:p>Сокоочистка</text:p>
          </table:table-cell>
          <table:table-cell table:style-name="ce1" office:value-type="string" calcext:value-type="string" table:number-columns-spanned="5" table:number-rows-spanned="1">
            <text:p>Випарка</text:p>
          </table:table-cell>
          <table:covered-table-cell table:number-columns-repeated="4"/>
          <table:table-cell office:value-type="string" calcext:value-type="string">
            <text:p>Центрифуги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ага стружки</text:p>
          </table:table-cell>
          <table:table-cell office:value-type="string" calcext:value-type="string">
            <text:p>Об’єм води</text:p>
          </table:table-cell>
          <table:table-cell office:value-type="string" calcext:value-type="string">
            <text:p>Об’єм диф.соку</text:p>
          </table:table-cell>
          <table:table-cell office:value-type="string" calcext:value-type="string">
            <text:p>Об’єм вапна</text:p>
          </table:table-cell>
          <table:table-cell office:value-type="string" calcext:value-type="string">
            <text:p>Об’єм соку</text:p>
          </table:table-cell>
          <table:table-cell office:value-type="string" calcext:value-type="string">
            <text:p>Об’єм сиропу</text:p>
          </table:table-cell>
          <table:table-cell office:value-type="string" calcext:value-type="string">
            <text:p>Об’єм конд 1к.</text:p>
          </table:table-cell>
          <table:table-cell office:value-type="string" calcext:value-type="string">
            <text:p>Об’єм води на ДФ</text:p>
          </table:table-cell>
          <table:table-cell office:value-type="string" calcext:value-type="string">
            <text:p>Об’єм води на випарку</text:p>
          </table:table-cell>
          <table:table-cell table:number-columns-repeated="4"/>
          <table:table-cell office:value-type="string" calcext:value-type="string">
            <text:p>Маса утфелю</text:p>
          </table:table-cell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SGstr</text:p>
          </table:table-cell>
          <table:table-cell office:value-type="string" calcext:value-type="string">
            <text:p>SVvoda</text:p>
          </table:table-cell>
          <table:table-cell office:value-type="string" calcext:value-type="string">
            <text:p>SVds</text:p>
          </table:table-cell>
          <table:table-cell office:value-type="string" calcext:value-type="string">
            <text:p>SVvm</text:p>
          </table:table-cell>
          <table:table-cell office:value-type="string" calcext:value-type="string">
            <text:p>SVsvp</text:p>
          </table:table-cell>
          <table:table-cell office:value-type="string" calcext:value-type="string">
            <text:p>SVsfv</text:p>
          </table:table-cell>
          <table:table-cell office:value-type="string" calcext:value-type="string">
            <text:p>SVkpk</text:p>
          </table:table-cell>
          <table:table-cell office:value-type="string" calcext:value-type="string">
            <text:p>SVvfd</text:p>
          </table:table-cell>
          <table:table-cell office:value-type="string" calcext:value-type="string">
            <text:p>SVvtv</text:p>
          </table:table-cell>
          <table:table-cell table:number-columns-repeated="4"/>
          <table:table-cell office:value-type="string" calcext:value-type="string">
            <text:p>SGut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_10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V_26</text:p>
          </table:table-cell>
          <table:table-cell office:value-type="string" calcext:value-type="string">
            <text:p>V_27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41</text:p>
          </table:table-cell>
          <table:table-cell office:value-type="string" calcext:value-type="string">
            <text:p>V_16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V_04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V_05</text:p>
          </table:table-cell>
          <table:table-cell table:number-columns-repeated="2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create table report(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id integer unsigned not NULL auto_increment,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Gstr</text:p>
          </table:table-cell>
          <table:table-cell office:value-type="string" calcext:value-type="string">
            <text:p>startTime timestamp default '00-01-01 00:00:00',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stopTime timestamp default '00-01-01 00:00:00',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Gstr</text:p>
          </table:table-cell>
          <table:table-cell table:formula="of:=CONCATENATE([.D15];&quot; real default '0.0',&quot;)" office:value-type="string" office:string-value="SGstr real default '0.0'," calcext:value-type="string">
            <text:p>SGstr real default '0.0',</text:p>
          </table:table-cell>
          <table:table-cell table:number-columns-repeated="3"/>
          <table:table-cell table:formula="of:=CONCATENATE([.D15];&quot;=&quot;;[.C15];&quot;,&quot;)" office:value-type="string" office:string-value="SGstr=0," calcext:value-type="string">
            <text:p>SGstr=0,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Vvoda</text:p>
          </table:table-cell>
          <table:table-cell table:formula="of:=CONCATENATE([.D16];&quot; real default '0.0',&quot;)" office:value-type="string" office:string-value="SVvoda real default '0.0'," calcext:value-type="string">
            <text:p>SVvoda real default '0.0',</text:p>
          </table:table-cell>
          <table:table-cell table:number-columns-repeated="3"/>
          <table:table-cell table:formula="of:=CONCATENATE([.D16];&quot;=&quot;;[.C16];&quot;,&quot;)" office:value-type="string" office:string-value="SVvoda=1," calcext:value-type="string">
            <text:p>SVvoda=1,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Vds</text:p>
          </table:table-cell>
          <table:table-cell table:formula="of:=CONCATENATE([.D17];&quot; real default '0.0',&quot;)" office:value-type="string" office:string-value="SVds real default '0.0'," calcext:value-type="string">
            <text:p>SVds real default '0.0',</text:p>
          </table:table-cell>
          <table:table-cell table:number-columns-repeated="3"/>
          <table:table-cell table:formula="of:=CONCATENATE([.D17];&quot;=&quot;;[.C17];&quot;,&quot;)" office:value-type="string" office:string-value="SVds=2," calcext:value-type="string">
            <text:p>SVds=2,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Vvm</text:p>
          </table:table-cell>
          <table:table-cell table:formula="of:=CONCATENATE([.D18];&quot; real default '0.0',&quot;)" office:value-type="string" office:string-value="SVvm real default '0.0'," calcext:value-type="string">
            <text:p>SVvm real default '0.0',</text:p>
          </table:table-cell>
          <table:table-cell table:number-columns-repeated="3"/>
          <table:table-cell table:formula="of:=CONCATENATE([.D18];&quot;=&quot;;[.C18];&quot;,&quot;)" office:value-type="string" office:string-value="SVvm=3," calcext:value-type="string">
            <text:p>SVvm=3,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Vsvp</text:p>
          </table:table-cell>
          <table:table-cell table:formula="of:=CONCATENATE([.D19];&quot; real default '0.0',&quot;)" office:value-type="string" office:string-value="SVsvp real default '0.0'," calcext:value-type="string">
            <text:p>SVsvp real default '0.0',</text:p>
          </table:table-cell>
          <table:table-cell table:number-columns-repeated="3"/>
          <table:table-cell table:formula="of:=CONCATENATE([.D19];&quot;=&quot;;[.C19];&quot;,&quot;)" office:value-type="string" office:string-value="SVsvp=4," calcext:value-type="string">
            <text:p>SVsvp=4,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Vsfv</text:p>
          </table:table-cell>
          <table:table-cell table:formula="of:=CONCATENATE([.D20];&quot; real default '0.0',&quot;)" office:value-type="string" office:string-value="SVsfv real default '0.0'," calcext:value-type="string">
            <text:p>SVsfv real default '0.0',</text:p>
          </table:table-cell>
          <table:table-cell table:number-columns-repeated="3"/>
          <table:table-cell table:formula="of:=CONCATENATE([.D20];&quot;=&quot;;[.C20];&quot;,&quot;)" office:value-type="string" office:string-value="SVsfv=5," calcext:value-type="string">
            <text:p>SVsfv=5,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Vkpk</text:p>
          </table:table-cell>
          <table:table-cell table:formula="of:=CONCATENATE([.D21];&quot; real default '0.0',&quot;)" office:value-type="string" office:string-value="SVkpk real default '0.0'," calcext:value-type="string">
            <text:p>SVkpk real default '0.0',</text:p>
          </table:table-cell>
          <table:table-cell table:number-columns-repeated="3"/>
          <table:table-cell table:formula="of:=CONCATENATE([.D21];&quot;=&quot;;[.C21];&quot;,&quot;)" office:value-type="string" office:string-value="SVkpk=6," calcext:value-type="string">
            <text:p>SVkpk=6,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Vvfd</text:p>
          </table:table-cell>
          <table:table-cell table:formula="of:=CONCATENATE([.D22];&quot; real default '0.0',&quot;)" office:value-type="string" office:string-value="SVvfd real default '0.0'," calcext:value-type="string">
            <text:p>SVvfd real default '0.0',</text:p>
          </table:table-cell>
          <table:table-cell table:number-columns-repeated="3"/>
          <table:table-cell table:formula="of:=CONCATENATE([.D22];&quot;=&quot;;[.C22];&quot;,&quot;)" office:value-type="string" office:string-value="SVvfd=7," calcext:value-type="string">
            <text:p>SVvfd=7,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Vvtv</text:p>
          </table:table-cell>
          <table:table-cell table:formula="of:=CONCATENATE([.D23];&quot; real default '0.0',&quot;)" office:value-type="string" office:string-value="SVvtv real default '0.0'," calcext:value-type="string">
            <text:p>SVvtv real default '0.0',</text:p>
          </table:table-cell>
          <table:table-cell table:number-columns-repeated="3"/>
          <table:table-cell table:formula="of:=CONCATENATE([.D23];&quot;=&quot;;[.C23];&quot;,&quot;)" office:value-type="string" office:string-value="SVvtv=8," calcext:value-type="string">
            <text:p>SVvtv=8,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Gutf</text:p>
          </table:table-cell>
          <table:table-cell table:formula="of:=CONCATENATE([.D24];&quot; real default '0.0',&quot;)" office:value-type="string" office:string-value="SGutf real default '0.0'," calcext:value-type="string">
            <text:p>SGutf real default '0.0',</text:p>
          </table:table-cell>
          <table:table-cell table:number-columns-repeated="3"/>
          <table:table-cell table:formula="of:=CONCATENATE([.D24];&quot;=&quot;;[.C24];&quot;,&quot;)" office:value-type="string" office:string-value="SGutf=9," calcext:value-type="string">
            <text:p>SGutf=9,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primary key(id), key s(cft) ) Engine=InnoDb;</text:p>
          </table:table-cell>
          <table:table-cell table:number-columns-repeated="3"/>
          <table:table-cell table:formula="of:=CONCATENATE([.D25];&quot;=&quot;;[.C25];&quot;,&quot;)" office:value-type="string" office:string-value="=," calcext:value-type="string">
            <text:p>=,</text:p>
          </table:table-cell>
          <table:table-cell table:number-columns-repeated="24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create table hhreport(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id integer unsigned not NULL auto_increment,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startTime timestamp default '00-01-01 00:00:00',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Nw integer default ‘0’,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H01</text:p>
          </table:table-cell>
          <table:table-cell table:formula="of:=CONCATENATE([.D34];&quot; real default '0',&quot;)" office:value-type="string" office:string-value="H01 real default '0'," calcext:value-type="string">
            <text:p>H01 real default '0',</text:p>
          </table:table-cell>
          <table:table-cell table:number-columns-repeated="3"/>
          <table:table-cell table:formula="of:=CONCATENATE([.D34];&quot;, &quot;)" office:value-type="string" office:string-value="H01, " calcext:value-type="string">
            <text:p>H01, </text:p>
          </table:table-cell>
          <table:table-cell table:number-matrix-columns-spanned="24" table:number-matrix-rows-spanned="1" table:formula="of:=TRANSPOSE([.I34:.I57])" office:value-type="string" office:string-value="H01, " calcext:value-type="string">
            <text:p>H01, </text:p>
          </table:table-cell>
          <table:table-cell office:value-type="string" office:string-value="H02, " calcext:value-type="string">
            <text:p>H02, </text:p>
          </table:table-cell>
          <table:table-cell office:value-type="string" office:string-value="H03, " calcext:value-type="string">
            <text:p>H03, </text:p>
          </table:table-cell>
          <table:table-cell office:value-type="string" office:string-value="H04, " calcext:value-type="string">
            <text:p>H04, </text:p>
          </table:table-cell>
          <table:table-cell office:value-type="string" office:string-value="H05, " calcext:value-type="string">
            <text:p>H05, </text:p>
          </table:table-cell>
          <table:table-cell office:value-type="string" office:string-value="H06, " calcext:value-type="string">
            <text:p>H06, </text:p>
          </table:table-cell>
          <table:table-cell office:value-type="string" office:string-value="H07, " calcext:value-type="string">
            <text:p>H07, </text:p>
          </table:table-cell>
          <table:table-cell office:value-type="string" office:string-value="H08, " calcext:value-type="string">
            <text:p>H08, </text:p>
          </table:table-cell>
          <table:table-cell office:value-type="string" office:string-value="H09, " calcext:value-type="string">
            <text:p>H09, </text:p>
          </table:table-cell>
          <table:table-cell office:value-type="string" office:string-value="H10, " calcext:value-type="string">
            <text:p>H10, </text:p>
          </table:table-cell>
          <table:table-cell office:value-type="string" office:string-value="H11, " calcext:value-type="string">
            <text:p>H11, </text:p>
          </table:table-cell>
          <table:table-cell office:value-type="string" office:string-value="H12, " calcext:value-type="string">
            <text:p>H12, </text:p>
          </table:table-cell>
          <table:table-cell office:value-type="string" office:string-value="G01, " calcext:value-type="string">
            <text:p>G01, </text:p>
          </table:table-cell>
          <table:table-cell office:value-type="string" office:string-value="G02, " calcext:value-type="string">
            <text:p>G02, </text:p>
          </table:table-cell>
          <table:table-cell office:value-type="string" office:string-value="G03, " calcext:value-type="string">
            <text:p>G03, </text:p>
          </table:table-cell>
          <table:table-cell office:value-type="string" office:string-value="G04, " calcext:value-type="string">
            <text:p>G04, </text:p>
          </table:table-cell>
          <table:table-cell office:value-type="string" office:string-value="G05, " calcext:value-type="string">
            <text:p>G05, </text:p>
          </table:table-cell>
          <table:table-cell office:value-type="string" office:string-value="G06, " calcext:value-type="string">
            <text:p>G06, </text:p>
          </table:table-cell>
          <table:table-cell office:value-type="string" office:string-value="G07, " calcext:value-type="string">
            <text:p>G07, </text:p>
          </table:table-cell>
          <table:table-cell office:value-type="string" office:string-value="G08, " calcext:value-type="string">
            <text:p>G08, </text:p>
          </table:table-cell>
          <table:table-cell office:value-type="string" office:string-value="G09, " calcext:value-type="string">
            <text:p>G09, </text:p>
          </table:table-cell>
          <table:table-cell office:value-type="string" office:string-value="G10, " calcext:value-type="string">
            <text:p>G10, </text:p>
          </table:table-cell>
          <table:table-cell office:value-type="string" office:string-value="G11, " calcext:value-type="string">
            <text:p>G11, </text:p>
          </table:table-cell>
          <table:table-cell office:value-type="string" office:string-value="G12, " calcext:value-type="string">
            <text:p>G12,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02</text:p>
          </table:table-cell>
          <table:table-cell table:formula="of:=CONCATENATE([.D35];&quot; real default '0',&quot;)" office:value-type="string" office:string-value="H02 real default '0'," calcext:value-type="string">
            <text:p>H02 real default '0',</text:p>
          </table:table-cell>
          <table:table-cell table:number-columns-repeated="3"/>
          <table:table-cell table:formula="of:=CONCATENATE([.D35];&quot;, &quot;)" office:value-type="string" office:string-value="H02, " calcext:value-type="string">
            <text:p>H02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03</text:p>
          </table:table-cell>
          <table:table-cell table:formula="of:=CONCATENATE([.D36];&quot; real default '0',&quot;)" office:value-type="string" office:string-value="H03 real default '0'," calcext:value-type="string">
            <text:p>H03 real default '0',</text:p>
          </table:table-cell>
          <table:table-cell table:number-columns-repeated="3"/>
          <table:table-cell table:formula="of:=CONCATENATE([.D36];&quot;, &quot;)" office:value-type="string" office:string-value="H03, " calcext:value-type="string">
            <text:p>H03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04</text:p>
          </table:table-cell>
          <table:table-cell table:formula="of:=CONCATENATE([.D37];&quot; real default '0',&quot;)" office:value-type="string" office:string-value="H04 real default '0'," calcext:value-type="string">
            <text:p>H04 real default '0',</text:p>
          </table:table-cell>
          <table:table-cell table:number-columns-repeated="3"/>
          <table:table-cell table:formula="of:=CONCATENATE([.D37];&quot;, &quot;)" office:value-type="string" office:string-value="H04, " calcext:value-type="string">
            <text:p>H04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05</text:p>
          </table:table-cell>
          <table:table-cell table:formula="of:=CONCATENATE([.D38];&quot; real default '0',&quot;)" office:value-type="string" office:string-value="H05 real default '0'," calcext:value-type="string">
            <text:p>H05 real default '0',</text:p>
          </table:table-cell>
          <table:table-cell table:number-columns-repeated="3"/>
          <table:table-cell table:formula="of:=CONCATENATE([.D38];&quot;, &quot;)" office:value-type="string" office:string-value="H05, " calcext:value-type="string">
            <text:p>H05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06</text:p>
          </table:table-cell>
          <table:table-cell table:formula="of:=CONCATENATE([.D39];&quot; real default '0',&quot;)" office:value-type="string" office:string-value="H06 real default '0'," calcext:value-type="string">
            <text:p>H06 real default '0',</text:p>
          </table:table-cell>
          <table:table-cell table:number-columns-repeated="3"/>
          <table:table-cell table:formula="of:=CONCATENATE([.D39];&quot;, &quot;)" office:value-type="string" office:string-value="H06, " calcext:value-type="string">
            <text:p>H06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07</text:p>
          </table:table-cell>
          <table:table-cell table:formula="of:=CONCATENATE([.D40];&quot; real default '0',&quot;)" office:value-type="string" office:string-value="H07 real default '0'," calcext:value-type="string">
            <text:p>H07 real default '0',</text:p>
          </table:table-cell>
          <table:table-cell table:number-columns-repeated="3"/>
          <table:table-cell table:formula="of:=CONCATENATE([.D40];&quot;, &quot;)" office:value-type="string" office:string-value="H07, " calcext:value-type="string">
            <text:p>H07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08</text:p>
          </table:table-cell>
          <table:table-cell table:formula="of:=CONCATENATE([.D41];&quot; real default '0',&quot;)" office:value-type="string" office:string-value="H08 real default '0'," calcext:value-type="string">
            <text:p>H08 real default '0',</text:p>
          </table:table-cell>
          <table:table-cell table:number-columns-repeated="3"/>
          <table:table-cell table:formula="of:=CONCATENATE([.D41];&quot;, &quot;)" office:value-type="string" office:string-value="H08, " calcext:value-type="string">
            <text:p>H08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09</text:p>
          </table:table-cell>
          <table:table-cell table:formula="of:=CONCATENATE([.D42];&quot; real default '0',&quot;)" office:value-type="string" office:string-value="H09 real default '0'," calcext:value-type="string">
            <text:p>H09 real default '0',</text:p>
          </table:table-cell>
          <table:table-cell table:number-columns-repeated="3"/>
          <table:table-cell table:formula="of:=CONCATENATE([.D42];&quot;, &quot;)" office:value-type="string" office:string-value="H09, " calcext:value-type="string">
            <text:p>H09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10</text:p>
          </table:table-cell>
          <table:table-cell table:formula="of:=CONCATENATE([.D43];&quot; real default '0',&quot;)" office:value-type="string" office:string-value="H10 real default '0'," calcext:value-type="string">
            <text:p>H10 real default '0',</text:p>
          </table:table-cell>
          <table:table-cell table:number-columns-repeated="3"/>
          <table:table-cell table:formula="of:=CONCATENATE([.D43];&quot;, &quot;)" office:value-type="string" office:string-value="H10, " calcext:value-type="string">
            <text:p>H10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11</text:p>
          </table:table-cell>
          <table:table-cell table:formula="of:=CONCATENATE([.D44];&quot; real default '0',&quot;)" office:value-type="string" office:string-value="H11 real default '0'," calcext:value-type="string">
            <text:p>H11 real default '0',</text:p>
          </table:table-cell>
          <table:table-cell table:number-columns-repeated="3"/>
          <table:table-cell table:formula="of:=CONCATENATE([.D44];&quot;, &quot;)" office:value-type="string" office:string-value="H11, " calcext:value-type="string">
            <text:p>H11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12</text:p>
          </table:table-cell>
          <table:table-cell table:formula="of:=CONCATENATE([.D45];&quot; real default '0',&quot;)" office:value-type="string" office:string-value="H12 real default '0'," calcext:value-type="string">
            <text:p>H12 real default '0',</text:p>
          </table:table-cell>
          <table:table-cell table:number-columns-repeated="3"/>
          <table:table-cell table:formula="of:=CONCATENATE([.D45];&quot;, &quot;)" office:value-type="string" office:string-value="H12, " calcext:value-type="string">
            <text:p>H12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01</text:p>
          </table:table-cell>
          <table:table-cell table:formula="of:=CONCATENATE([.D46];&quot; real default '0',&quot;)" office:value-type="string" office:string-value="G01 real default '0'," calcext:value-type="string">
            <text:p>G01 real default '0',</text:p>
          </table:table-cell>
          <table:table-cell table:number-columns-repeated="3"/>
          <table:table-cell table:formula="of:=CONCATENATE([.D46];&quot;, &quot;)" office:value-type="string" office:string-value="G01, " calcext:value-type="string">
            <text:p>G01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02</text:p>
          </table:table-cell>
          <table:table-cell table:formula="of:=CONCATENATE([.D47];&quot; real default '0',&quot;)" office:value-type="string" office:string-value="G02 real default '0'," calcext:value-type="string">
            <text:p>G02 real default '0',</text:p>
          </table:table-cell>
          <table:table-cell table:number-columns-repeated="3"/>
          <table:table-cell table:formula="of:=CONCATENATE([.D47];&quot;, &quot;)" office:value-type="string" office:string-value="G02, " calcext:value-type="string">
            <text:p>G02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03</text:p>
          </table:table-cell>
          <table:table-cell table:formula="of:=CONCATENATE([.D48];&quot; real default '0',&quot;)" office:value-type="string" office:string-value="G03 real default '0'," calcext:value-type="string">
            <text:p>G03 real default '0',</text:p>
          </table:table-cell>
          <table:table-cell table:number-columns-repeated="3"/>
          <table:table-cell table:formula="of:=CONCATENATE([.D48];&quot;, &quot;)" office:value-type="string" office:string-value="G03, " calcext:value-type="string">
            <text:p>G03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04</text:p>
          </table:table-cell>
          <table:table-cell table:formula="of:=CONCATENATE([.D49];&quot; real default '0',&quot;)" office:value-type="string" office:string-value="G04 real default '0'," calcext:value-type="string">
            <text:p>G04 real default '0',</text:p>
          </table:table-cell>
          <table:table-cell table:number-columns-repeated="3"/>
          <table:table-cell table:formula="of:=CONCATENATE([.D49];&quot;, &quot;)" office:value-type="string" office:string-value="G04, " calcext:value-type="string">
            <text:p>G04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05</text:p>
          </table:table-cell>
          <table:table-cell table:formula="of:=CONCATENATE([.D50];&quot; real default '0',&quot;)" office:value-type="string" office:string-value="G05 real default '0'," calcext:value-type="string">
            <text:p>G05 real default '0',</text:p>
          </table:table-cell>
          <table:table-cell table:number-columns-repeated="3"/>
          <table:table-cell table:formula="of:=CONCATENATE([.D50];&quot;, &quot;)" office:value-type="string" office:string-value="G05, " calcext:value-type="string">
            <text:p>G05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06</text:p>
          </table:table-cell>
          <table:table-cell table:formula="of:=CONCATENATE([.D51];&quot; real default '0',&quot;)" office:value-type="string" office:string-value="G06 real default '0'," calcext:value-type="string">
            <text:p>G06 real default '0',</text:p>
          </table:table-cell>
          <table:table-cell table:number-columns-repeated="3"/>
          <table:table-cell table:formula="of:=CONCATENATE([.D51];&quot;, &quot;)" office:value-type="string" office:string-value="G06, " calcext:value-type="string">
            <text:p>G06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07</text:p>
          </table:table-cell>
          <table:table-cell table:formula="of:=CONCATENATE([.D52];&quot; real default '0',&quot;)" office:value-type="string" office:string-value="G07 real default '0'," calcext:value-type="string">
            <text:p>G07 real default '0',</text:p>
          </table:table-cell>
          <table:table-cell table:number-columns-repeated="3"/>
          <table:table-cell table:formula="of:=CONCATENATE([.D52];&quot;, &quot;)" office:value-type="string" office:string-value="G07, " calcext:value-type="string">
            <text:p>G07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08</text:p>
          </table:table-cell>
          <table:table-cell table:formula="of:=CONCATENATE([.D53];&quot; real default '0',&quot;)" office:value-type="string" office:string-value="G08 real default '0'," calcext:value-type="string">
            <text:p>G08 real default '0',</text:p>
          </table:table-cell>
          <table:table-cell table:number-columns-repeated="3"/>
          <table:table-cell table:formula="of:=CONCATENATE([.D53];&quot;, &quot;)" office:value-type="string" office:string-value="G08, " calcext:value-type="string">
            <text:p>G08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09</text:p>
          </table:table-cell>
          <table:table-cell table:formula="of:=CONCATENATE([.D54];&quot; real default '0',&quot;)" office:value-type="string" office:string-value="G09 real default '0'," calcext:value-type="string">
            <text:p>G09 real default '0',</text:p>
          </table:table-cell>
          <table:table-cell table:number-columns-repeated="3"/>
          <table:table-cell table:formula="of:=CONCATENATE([.D54];&quot;, &quot;)" office:value-type="string" office:string-value="G09, " calcext:value-type="string">
            <text:p>G09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10</text:p>
          </table:table-cell>
          <table:table-cell table:formula="of:=CONCATENATE([.D55];&quot; real default '0',&quot;)" office:value-type="string" office:string-value="G10 real default '0'," calcext:value-type="string">
            <text:p>G10 real default '0',</text:p>
          </table:table-cell>
          <table:table-cell table:number-columns-repeated="3"/>
          <table:table-cell table:formula="of:=CONCATENATE([.D55];&quot;, &quot;)" office:value-type="string" office:string-value="G10, " calcext:value-type="string">
            <text:p>G10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11</text:p>
          </table:table-cell>
          <table:table-cell table:formula="of:=CONCATENATE([.D56];&quot; real default '0',&quot;)" office:value-type="string" office:string-value="G11 real default '0'," calcext:value-type="string">
            <text:p>G11 real default '0',</text:p>
          </table:table-cell>
          <table:table-cell table:number-columns-repeated="3"/>
          <table:table-cell table:formula="of:=CONCATENATE([.D56];&quot;, &quot;)" office:value-type="string" office:string-value="G11, " calcext:value-type="string">
            <text:p>G11,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G12</text:p>
          </table:table-cell>
          <table:table-cell table:formula="of:=CONCATENATE([.D57];&quot; real default '0',&quot;)" office:value-type="string" office:string-value="G12 real default '0'," calcext:value-type="string">
            <text:p>G12 real default '0',</text:p>
          </table:table-cell>
          <table:table-cell table:number-columns-repeated="3"/>
          <table:table-cell table:formula="of:=CONCATENATE([.D57];&quot;, &quot;)" office:value-type="string" office:string-value="G12, " calcext:value-type="string">
            <text:p>G12, 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primary key(id), key s(Nw) );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грн.</number:text>
    </number:number-style>
    <number:number-style style:name="N110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грн.</number:text>
    </number:number-style>
    <number:number-style style:name="N113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loext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р.</number:text>
    </number:number-style>
    <number:number-style style:name="N14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р.</number:text>
    </number:number-style>
    <number:number-style style:name="N14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loext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loext:min-decimal-places="0" number:min-integer-digits="1" number:grouping="true"/>
    </number:number-style>
    <number:number-style style:name="N163">
      <number:text>-€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loext:min-decimal-places="2" number:min-integer-digits="1" number:grouping="true"/>
    </number:number-style>
    <number:number-style style:name="N166">
      <number:text>-€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.00.0000</text:date>, <text:time style:data-style-name="N2" text:time-value="18:02:48.311965907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9-30T14:53:23.204102153</meta:creation-date>
    <meta:editing-duration>P1DT23H10M10S</meta:editing-duration>
    <meta:editing-cycles>9</meta:editing-cycles>
    <meta:generator>LibreOffice/6.4.2.2$Linux_X86_64 LibreOffice_project/40$Build-2</meta:generator>
    <dc:date>2020-04-09T16:38:09.530984563</dc:date>
    <meta:document-statistic meta:table-count="1" meta:cell-count="183" meta:object-count="0"/>
  </office:meta>
</office:document-meta>
</file>